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125" officeooo:paragraph-rsid="00163125"/>
    </style:style>
    <style:style style:name="P2" style:family="paragraph" style:parent-style-name="Standard" style:list-style-name="L1">
      <style:text-properties officeooo:paragraph-rsid="001656a4"/>
    </style:style>
    <style:style style:name="P3" style:family="paragraph" style:parent-style-name="Standard" style:list-style-name="L1">
      <style:text-properties officeooo:paragraph-rsid="00176275"/>
    </style:style>
    <style:style style:name="P4" style:family="paragraph" style:parent-style-name="Standard" style:list-style-name="L1">
      <style:text-properties officeooo:rsid="001656a4" officeooo:paragraph-rsid="001656a4"/>
    </style:style>
    <style:style style:name="P5" style:family="paragraph" style:parent-style-name="Standard" style:list-style-name="L1">
      <style:text-properties officeooo:rsid="001656a4" officeooo:paragraph-rsid="00176275"/>
    </style:style>
    <style:style style:name="P6" style:family="paragraph" style:parent-style-name="Standard">
      <style:text-properties officeooo:rsid="001656a4" officeooo:paragraph-rsid="001656a4"/>
    </style:style>
    <style:style style:name="P7" style:family="paragraph" style:parent-style-name="Standard">
      <style:text-properties officeooo:rsid="00176275" officeooo:paragraph-rsid="00176275"/>
    </style:style>
    <style:style style:name="P8" style:family="paragraph" style:parent-style-name="Standard" style:list-style-name="L2">
      <style:text-properties officeooo:rsid="00176275" officeooo:paragraph-rsid="00176275"/>
    </style:style>
    <style:style style:name="T1" style:family="text">
      <style:text-properties officeooo:rsid="001656a4"/>
    </style:style>
    <style:style style:name="T2" style:family="text">
      <style:text-properties officeooo:rsid="00176275"/>
    </style:style>
    <style:style style:name="T3" style:family="text">
      <style:text-properties officeooo:rsid="0018ce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<text:span text:style-name="T3">3</text:span> Use Case Solution</text:p>
      <text:p text:style-name="P1">by Brian Fraser</text:p>
      <text:p text:style-name="P1"/>
      <text:p text:style-name="P1">Play Game: </text:p>
      <text:list xml:id="list2582184452" text:style-name="L1">
        <text:list-item>
          <text:p text:style-name="P4">User launches application.</text:p>
        </text:list-item>
        <text:list-item>
          <text:p text:style-name="P5">User sees current game-board.</text:p>
        </text:list-item>
        <text:list-item>
          <text:p text:style-name="P3"><text:span text:style-name="T2">User prompted for move and enters desired firing target.</text:span></text:p>
        </text:list-item>
        <text:list-item>
          <text:p text:style-name="P4">Uses sees feedback about hit or miss.</text:p>
        </text:list-item>
        <text:list-item>
          <text:p text:style-name="P4">User sees feedback about how much damage taken from enemy tanks.</text:p>
        </text:list-item>
        <text:list-item>
          <text:p text:style-name="P4">User sees feedback about how much damage the fortress has taken.</text:p>
        </text:list-item>
        <text:list-item>
          <text:p text:style-name="P2"><text:span text:style-name="T1">Repeat steps 2 – 6 until either too much damage taken or no tanks remain.</text:span></text:p>
        </text:list-item>
        <text:list-item>
          <text:p text:style-name="P4">User sees feedback about winning or losing the game.</text:p>
        </text:list-item>
      </text:list>
      <text:p text:style-name="P6"/>
      <text:p text:style-name="P7">Variations #1: Invalid User Input</text:p>
      <text:list xml:id="list265742676" text:style-name="L2">
        <text:list-item>
          <text:p text:style-name="P8">During step 3, user enters invalid firing coordinates.</text:p>
        </text:list-item>
        <text:list-item>
          <text:p text:style-name="P8">User sees feedback that data is an invalid format.</text:p>
        </text:list-item>
        <text:list-item>
          <text:p text:style-name="P8">Repeat step 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1:53:41.87</meta:creation-date>
    <dc:date>2018-01-21T23:52:39.813000000</dc:date>
    <meta:editing-duration>PT1H43M30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5" meta:word-count="113" meta:character-count="627" meta:non-whitespace-character-count="538"/>
  </office:meta>
</office:document-meta>
</file>